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8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middle"/>
      <style:text-properties fo:font-size="10.5pt" style:font-name-asian="メイリオ" style:font-size-asian="10.5pt" style:font-size-complex="10.5pt"/>
    </style:style>
    <style:style style:name="ce4" style:family="table-cell" style:parent-style-name="Default" style:data-style-name="N84">
      <style:table-cell-properties style:vertical-align="middle"/>
      <style:text-properties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vertical-align="middle"/>
      <style:text-properties fo:color="#006400" fo:font-size="10.5pt" fo:font-weight="bold" style:font-name-asian="メイリオ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利用者台帳・user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users VALUES (‘@id’, ‘@name’, ‘@zipcode’, ‘@address’, ‘@phone’, ‘@emaill’, ‘@birthday’, <text:s/>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利用者ID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郵便番号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電話番号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生年月日</text:p>
          </table:table-cell>
          <table:table-cell office:value-type="string" calcext:value-type="string">
            <text:p>申請日</text:p>
          </table:table-cell>
          <table:table-cell office:value-type="string" calcext:value-type="string">
            <text:p>更新日</text:p>
          </table:table-cell>
          <table:table-cell office:value-type="string" calcext:value-type="string">
            <text:p>解除日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@id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zipcode</text:p>
          </table:table-cell>
          <table:table-cell office:value-type="string" calcext:value-type="string">
            <text:p>@address</text:p>
          </table:table-cell>
          <table:table-cell office:value-type="string" calcext:value-type="string">
            <text:p>@phone</text:p>
          </table:table-cell>
          <table:table-cell office:value-type="string" calcext:value-type="string">
            <text:p>@email</text:p>
          </table:table-cell>
          <table:table-cell office:value-type="string" calcext:value-type="string">
            <text:p>@birthday</text:p>
          </table:table-cell>
          <table:table-cell office:value-type="string" calcext:value-type="string">
            <text:p>@signup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withdrawal_at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資料目録・book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book VALUES (‘@id’, ‘@title’, ‘@category’, ‘@author’, ‘@publisher’, ‘@published_at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資料名</text:p>
          </table:table-cell>
          <table:table-cell office:value-type="string" calcext:value-type="string">
            <text:p>分類コード</text:p>
          </table:table-cell>
          <table:table-cell office:value-type="string" calcext:value-type="string">
            <text:p>著者</text:p>
          </table:table-cell>
          <table:table-cell office:value-type="string" calcext:value-type="string">
            <text:p>出版社</text:p>
          </table:table-cell>
          <table:table-cell office:value-type="string" calcext:value-type="string">
            <text:p>出版日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string" calcext:value-type="string">
            <text:p>@isbn</text:p>
          </table:table-cell>
          <table:table-cell office:value-type="string" calcext:value-type="string">
            <text:p>@title</text:p>
          </table:table-cell>
          <table:table-cell office:value-type="string" calcext:value-type="string">
            <text:p>@category</text:p>
          </table:table-cell>
          <table:table-cell office:value-type="string" calcext:value-type="string">
            <text:p>@author</text:p>
          </table:table-cell>
          <table:table-cell office:value-type="string" calcext:value-type="string">
            <text:p>@publisher</text:p>
          </table:table-cell>
          <table:table-cell office:value-type="string" calcext:value-type="string">
            <text:p>@publshed_at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float" office:value="4906638015" calcext:value-type="float">
            <text:p>4906638015</text:p>
          </table:table-cell>
          <table:table-cell office:value-type="string" calcext:value-type="string">
            <text:p>７つの習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スティーブン・R・コビー</text:p>
          </table:table-cell>
          <table:table-cell office:value-type="string" calcext:value-type="string">
            <text:p>キングベアー出版</text:p>
          </table:table-cell>
          <table:table-cell table:style-name="ce4" office:value-type="date" office:date-value="1996-12-25" calcext:value-type="date">
            <text:p>1996-12-25</text:p>
          </table:table-cell>
          <table:table-cell table:number-columns-repeated="1018"/>
        </table:table-row>
        <table:table-row table:style-name="ro1">
          <table:table-cell office:value-type="float" office:value="4480425993" calcext:value-type="float">
            <text:p>4480425993</text:p>
          </table:table-cell>
          <table:table-cell office:value-type="string" calcext:value-type="string">
            <text:p>よいこの君主論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架神 恭介／辰巳 一</text:p>
          </table:table-cell>
          <table:table-cell office:value-type="string" calcext:value-type="string">
            <text:p>筑摩書房</text:p>
          </table:table-cell>
          <table:table-cell table:style-name="ce4" office:value-type="date" office:date-value="2009-05-11" calcext:value-type="date">
            <text:p>2009-05-1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出版社・publis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publisher VALUES (‘@code’, ‘@name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出版社コード</text:p>
          </table:table-cell>
          <table:table-cell office:value-type="string" calcext:value-type="string">
            <text:p>出版社名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 table:number-columns-repeated="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分類・ndc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NSERT INTO category VALUES (‘@code’, ‘@name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分類名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総記</text:p>
          </table:table-cell>
          <table:table-cell table:number-columns-repeated="3"/>
          <table:table-cell table:formula="of:=SUBSTITUTE([.$A$1];[.A$3];[.A4])" office:value-type="string" office:string-value="INSERT INTO category VALUES (‘0’, ‘@name’, CURRENT_TIMESTAMP, CURRENT_TIMESTAMP);" calcext:value-type="string">
            <text:p>INSERT INTO category VALUES (‘0’, ‘@name’, CURRENT_TIMESTAMP, CURRENT_TIMESTAMP);</text:p>
          </table:table-cell>
          <table:table-cell table:style-name="ce2" table:formula="of:=SUBSTITUTE([.F4];[.B$3];[.B4])" office:value-type="string" office:string-value="INSERT INTO category VALUES (‘0’, ‘総記’, CURRENT_TIMESTAMP, CURRENT_TIMESTAMP);" calcext:value-type="string">
            <text:p>INSERT INTO category VALUES (‘0’, ‘総記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哲学</text:p>
          </table:table-cell>
          <table:table-cell table:number-columns-repeated="3"/>
          <table:table-cell table:formula="of:=SUBSTITUTE([.$A$1];[.A$3];[.A5])" office:value-type="string" office:string-value="INSERT INTO category VALUES (‘1’, ‘@name’, CURRENT_TIMESTAMP, CURRENT_TIMESTAMP);" calcext:value-type="string">
            <text:p>INSERT INTO category VALUES (‘1’, ‘@name’, CURRENT_TIMESTAMP, CURRENT_TIMESTAMP);</text:p>
          </table:table-cell>
          <table:table-cell table:style-name="ce2" table:formula="of:=SUBSTITUTE([.F5];[.B$3];[.B5])" office:value-type="string" office:string-value="INSERT INTO category VALUES (‘1’, ‘哲学’, CURRENT_TIMESTAMP, CURRENT_TIMESTAMP);" calcext:value-type="string">
            <text:p>INSERT INTO category VALUES (‘1’, ‘哲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歴史</text:p>
          </table:table-cell>
          <table:table-cell table:number-columns-repeated="3"/>
          <table:table-cell table:formula="of:=SUBSTITUTE([.$A$1];[.A$3];[.A6])" office:value-type="string" office:string-value="INSERT INTO category VALUES (‘2’, ‘@name’, CURRENT_TIMESTAMP, CURRENT_TIMESTAMP);" calcext:value-type="string">
            <text:p>INSERT INTO category VALUES (‘2’, ‘@name’, CURRENT_TIMESTAMP, CURRENT_TIMESTAMP);</text:p>
          </table:table-cell>
          <table:table-cell table:style-name="ce2" table:formula="of:=SUBSTITUTE([.F6];[.B$3];[.B6])" office:value-type="string" office:string-value="INSERT INTO category VALUES (‘2’, ‘歴史’, CURRENT_TIMESTAMP, CURRENT_TIMESTAMP);" calcext:value-type="string">
            <text:p>INSERT INTO category VALUES (‘2’, ‘歴史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社会科学</text:p>
          </table:table-cell>
          <table:table-cell table:number-columns-repeated="3"/>
          <table:table-cell table:formula="of:=SUBSTITUTE([.$A$1];[.A$3];[.A7])" office:value-type="string" office:string-value="INSERT INTO category VALUES (‘3’, ‘@name’, CURRENT_TIMESTAMP, CURRENT_TIMESTAMP);" calcext:value-type="string">
            <text:p>INSERT INTO category VALUES (‘3’, ‘@name’, CURRENT_TIMESTAMP, CURRENT_TIMESTAMP);</text:p>
          </table:table-cell>
          <table:table-cell table:style-name="ce2" table:formula="of:=SUBSTITUTE([.F7];[.B$3];[.B7])" office:value-type="string" office:string-value="INSERT INTO category VALUES (‘3’, ‘社会科学’, CURRENT_TIMESTAMP, CURRENT_TIMESTAMP);" calcext:value-type="string">
            <text:p>INSERT INTO category VALUES (‘3’, ‘社会科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自然科学</text:p>
          </table:table-cell>
          <table:table-cell table:number-columns-repeated="3"/>
          <table:table-cell table:formula="of:=SUBSTITUTE([.$A$1];[.A$3];[.A8])" office:value-type="string" office:string-value="INSERT INTO category VALUES (‘4’, ‘@name’, CURRENT_TIMESTAMP, CURRENT_TIMESTAMP);" calcext:value-type="string">
            <text:p>INSERT INTO category VALUES (‘4’, ‘@name’, CURRENT_TIMESTAMP, CURRENT_TIMESTAMP);</text:p>
          </table:table-cell>
          <table:table-cell table:style-name="ce2" table:formula="of:=SUBSTITUTE([.F8];[.B$3];[.B8])" office:value-type="string" office:string-value="INSERT INTO category VALUES (‘4’, ‘自然科学’, CURRENT_TIMESTAMP, CURRENT_TIMESTAMP);" calcext:value-type="string">
            <text:p>INSERT INTO category VALUES (‘4’, ‘自然科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技術</text:p>
          </table:table-cell>
          <table:table-cell table:number-columns-repeated="3"/>
          <table:table-cell table:formula="of:=SUBSTITUTE([.$A$1];[.A$3];[.A9])" office:value-type="string" office:string-value="INSERT INTO category VALUES (‘5’, ‘@name’, CURRENT_TIMESTAMP, CURRENT_TIMESTAMP);" calcext:value-type="string">
            <text:p>INSERT INTO category VALUES (‘5’, ‘@name’, CURRENT_TIMESTAMP, CURRENT_TIMESTAMP);</text:p>
          </table:table-cell>
          <table:table-cell table:style-name="ce2" table:formula="of:=SUBSTITUTE([.F9];[.B$3];[.B9])" office:value-type="string" office:string-value="INSERT INTO category VALUES (‘5’, ‘技術’, CURRENT_TIMESTAMP, CURRENT_TIMESTAMP);" calcext:value-type="string">
            <text:p>INSERT INTO category VALUES (‘5’, ‘技術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産業</text:p>
          </table:table-cell>
          <table:table-cell table:number-columns-repeated="3"/>
          <table:table-cell table:formula="of:=SUBSTITUTE([.$A$1];[.A$3];[.A10])" office:value-type="string" office:string-value="INSERT INTO category VALUES (‘6’, ‘@name’, CURRENT_TIMESTAMP, CURRENT_TIMESTAMP);" calcext:value-type="string">
            <text:p>INSERT INTO category VALUES (‘6’, ‘@name’, CURRENT_TIMESTAMP, CURRENT_TIMESTAMP);</text:p>
          </table:table-cell>
          <table:table-cell table:style-name="ce2" table:formula="of:=SUBSTITUTE([.F10];[.B$3];[.B10])" office:value-type="string" office:string-value="INSERT INTO category VALUES (‘6’, ‘産業’, CURRENT_TIMESTAMP, CURRENT_TIMESTAMP);" calcext:value-type="string">
            <text:p>INSERT INTO category VALUES (‘6’, ‘産業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芸術</text:p>
          </table:table-cell>
          <table:table-cell table:number-columns-repeated="3"/>
          <table:table-cell table:formula="of:=SUBSTITUTE([.$A$1];[.A$3];[.A11])" office:value-type="string" office:string-value="INSERT INTO category VALUES (‘7’, ‘@name’, CURRENT_TIMESTAMP, CURRENT_TIMESTAMP);" calcext:value-type="string">
            <text:p>INSERT INTO category VALUES (‘7’, ‘@name’, CURRENT_TIMESTAMP, CURRENT_TIMESTAMP);</text:p>
          </table:table-cell>
          <table:table-cell table:style-name="ce2" table:formula="of:=SUBSTITUTE([.F11];[.B$3];[.B11])" office:value-type="string" office:string-value="INSERT INTO category VALUES (‘7’, ‘芸術’, CURRENT_TIMESTAMP, CURRENT_TIMESTAMP);" calcext:value-type="string">
            <text:p>INSERT INTO category VALUES (‘7’, ‘芸術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言語</text:p>
          </table:table-cell>
          <table:table-cell table:number-columns-repeated="3"/>
          <table:table-cell table:formula="of:=SUBSTITUTE([.$A$1];[.A$3];[.A12])" office:value-type="string" office:string-value="INSERT INTO category VALUES (‘8’, ‘@name’, CURRENT_TIMESTAMP, CURRENT_TIMESTAMP);" calcext:value-type="string">
            <text:p>INSERT INTO category VALUES (‘8’, ‘@name’, CURRENT_TIMESTAMP, CURRENT_TIMESTAMP);</text:p>
          </table:table-cell>
          <table:table-cell table:style-name="ce2" table:formula="of:=SUBSTITUTE([.F12];[.B$3];[.B12])" office:value-type="string" office:string-value="INSERT INTO category VALUES (‘8’, ‘言語’, CURRENT_TIMESTAMP, CURRENT_TIMESTAMP);" calcext:value-type="string">
            <text:p>INSERT INTO category VALUES (‘8’, ‘言語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文学</text:p>
          </table:table-cell>
          <table:table-cell table:number-columns-repeated="3"/>
          <table:table-cell table:formula="of:=SUBSTITUTE([.$A$1];[.A$3];[.A13])" office:value-type="string" office:string-value="INSERT INTO category VALUES (‘9’, ‘@name’, CURRENT_TIMESTAMP, CURRENT_TIMESTAMP);" calcext:value-type="string">
            <text:p>INSERT INTO category VALUES (‘9’, ‘@name’, CURRENT_TIMESTAMP, CURRENT_TIMESTAMP);</text:p>
          </table:table-cell>
          <table:table-cell table:style-name="ce2" table:formula="of:=SUBSTITUTE([.F13];[.B$3];[.B13])" office:value-type="string" office:string-value="INSERT INTO category VALUES (‘9’, ‘文学’, CURRENT_TIMESTAMP, CURRENT_TIMESTAMP);" calcext:value-type="string">
            <text:p>INSERT INTO category VALUES (‘9’, ‘文学’, CURRENT_TIMESTAMP, CURRENT_TIMESTAMP);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00/00/00</text:date>, <text:time style:data-style-name="N2" text:time-value="02:15:49.552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6:49:44.177000000</meta:creation-date>
    <meta:generator>LibreOffice/7.2.2.2$Windows_X86_64 LibreOffice_project/02b2acce88a210515b4a5bb2e46cbfb63fe97d56</meta:generator>
    <dc:date>2021-11-10T02:58:05.175000000</dc:date>
    <meta:editing-duration>PT4H39M44S</meta:editing-duration>
    <meta:editing-cycles>3</meta:editing-cycles>
    <meta:document-statistic meta:table-count="4" meta:cell-count="114" meta:object-count="0"/>
  </office:meta>
</office:document-meta>
</file>